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.71mm" svg:y="1mm">
            <loext:p draw:notify-on-update-of-ranges="data.A1:data.A1 data.A2:data.A51 data.B1:data.B1 data.B2:data.B51 data.C1:data.C1 data.C2:data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Parall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795785" calcext:value-type="float">
            <text:p>0.001795785</text:p>
          </table:table-cell>
          <table:table-cell office:value-type="float" office:value="0.005768571" calcext:value-type="float">
            <text:p>0.0057685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940191" calcext:value-type="float">
            <text:p>0.002940191</text:p>
          </table:table-cell>
          <table:table-cell office:value-type="float" office:value="0.005637816" calcext:value-type="float">
            <text:p>0.0056378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4157642" calcext:value-type="float">
            <text:p>0.004157642</text:p>
          </table:table-cell>
          <table:table-cell office:value-type="float" office:value="0.005760008" calcext:value-type="float">
            <text:p>0.0057600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395205" calcext:value-type="float">
            <text:p>0.005395205</text:p>
          </table:table-cell>
          <table:table-cell office:value-type="float" office:value="0.008129251" calcext:value-type="float">
            <text:p>0.0081292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6769966" calcext:value-type="float">
            <text:p>0.006769966</text:p>
          </table:table-cell>
          <table:table-cell office:value-type="float" office:value="0.009864715" calcext:value-type="float">
            <text:p>0.0098647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7882025" calcext:value-type="float">
            <text:p>0.007882025</text:p>
          </table:table-cell>
          <table:table-cell office:value-type="float" office:value="0.01018689" calcext:value-type="float">
            <text:p>0.01018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9099146" calcext:value-type="float">
            <text:p>0.009099146</text:p>
          </table:table-cell>
          <table:table-cell office:value-type="float" office:value="0.00924448" calcext:value-type="float">
            <text:p>0.009244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031648" calcext:value-type="float">
            <text:p>0.01031648</text:p>
          </table:table-cell>
          <table:table-cell office:value-type="float" office:value="0.011594379" calcext:value-type="float">
            <text:p>0.0115943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158525" calcext:value-type="float">
            <text:p>0.01158525</text:p>
          </table:table-cell>
          <table:table-cell office:value-type="float" office:value="0.010206786" calcext:value-type="float">
            <text:p>0.0102067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80601" calcext:value-type="float">
            <text:p>0.01280601</text:p>
          </table:table-cell>
          <table:table-cell office:value-type="float" office:value="0.012929349" calcext:value-type="float">
            <text:p>0.0129293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1404052" calcext:value-type="float">
            <text:p>0.01404052</text:p>
          </table:table-cell>
          <table:table-cell office:value-type="float" office:value="0.012634149" calcext:value-type="float">
            <text:p>0.0126341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1527299" calcext:value-type="float">
            <text:p>0.01527299</text:p>
          </table:table-cell>
          <table:table-cell office:value-type="float" office:value="0.013961955" calcext:value-type="float">
            <text:p>0.0139619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1650162" calcext:value-type="float">
            <text:p>0.01650162</text:p>
          </table:table-cell>
          <table:table-cell office:value-type="float" office:value="0.013365471" calcext:value-type="float">
            <text:p>0.0133654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1775222" calcext:value-type="float">
            <text:p>0.01775222</text:p>
          </table:table-cell>
          <table:table-cell office:value-type="float" office:value="0.01550456" calcext:value-type="float">
            <text:p>0.01550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896096" calcext:value-type="float">
            <text:p>0.01896096</text:p>
          </table:table-cell>
          <table:table-cell office:value-type="float" office:value="0.0136566" calcext:value-type="float">
            <text:p>0.01365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2023436" calcext:value-type="float">
            <text:p>0.02023436</text:p>
          </table:table-cell>
          <table:table-cell office:value-type="float" office:value="0.01673885" calcext:value-type="float">
            <text:p>0.0167388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2149071" calcext:value-type="float">
            <text:p>0.02149071</text:p>
          </table:table-cell>
          <table:table-cell office:value-type="float" office:value="0.01580741" calcext:value-type="float">
            <text:p>0.015807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2273892" calcext:value-type="float">
            <text:p>0.02273892</text:p>
          </table:table-cell>
          <table:table-cell office:value-type="float" office:value="0.01939375" calcext:value-type="float">
            <text:p>0.019393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2390186" calcext:value-type="float">
            <text:p>0.02390186</text:p>
          </table:table-cell>
          <table:table-cell office:value-type="float" office:value="0.01803384" calcext:value-type="float">
            <text:p>0.018033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516762" calcext:value-type="float">
            <text:p>0.02516762</text:p>
          </table:table-cell>
          <table:table-cell office:value-type="float" office:value="0.0192778" calcext:value-type="float">
            <text:p>0.01927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2644017" calcext:value-type="float">
            <text:p>0.02644017</text:p>
          </table:table-cell>
          <table:table-cell office:value-type="float" office:value="0.01933163" calcext:value-type="float">
            <text:p>0.019331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2770338" calcext:value-type="float">
            <text:p>0.02770338</text:p>
          </table:table-cell>
          <table:table-cell office:value-type="float" office:value="0.01873121" calcext:value-type="float">
            <text:p>0.0187312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2895477" calcext:value-type="float">
            <text:p>0.02895477</text:p>
          </table:table-cell>
          <table:table-cell office:value-type="float" office:value="0.02044066" calcext:value-type="float">
            <text:p>0.020440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3004635" calcext:value-type="float">
            <text:p>0.03004635</text:p>
          </table:table-cell>
          <table:table-cell office:value-type="float" office:value="0.01981998" calcext:value-type="float">
            <text:p>0.0198199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3129049" calcext:value-type="float">
            <text:p>0.03129049</text:p>
          </table:table-cell>
          <table:table-cell office:value-type="float" office:value="0.02240213" calcext:value-type="float">
            <text:p>0.022402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3262446" calcext:value-type="float">
            <text:p>0.03262446</text:p>
          </table:table-cell>
          <table:table-cell office:value-type="float" office:value="0.02334965" calcext:value-type="float">
            <text:p>0.023349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3374492" calcext:value-type="float">
            <text:p>0.03374492</text:p>
          </table:table-cell>
          <table:table-cell office:value-type="float" office:value="0.02465585" calcext:value-type="float">
            <text:p>0.024655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3504244" calcext:value-type="float">
            <text:p>0.03504244</text:p>
          </table:table-cell>
          <table:table-cell office:value-type="float" office:value="0.02505049" calcext:value-type="float">
            <text:p>0.025050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3636381" calcext:value-type="float">
            <text:p>0.03636381</text:p>
          </table:table-cell>
          <table:table-cell office:value-type="float" office:value="0.02386518" calcext:value-type="float">
            <text:p>0.023865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3759953" calcext:value-type="float">
            <text:p>0.03759953</text:p>
          </table:table-cell>
          <table:table-cell office:value-type="float" office:value="0.02376932" calcext:value-type="float">
            <text:p>0.0237693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3873493" calcext:value-type="float">
            <text:p>0.03873493</text:p>
          </table:table-cell>
          <table:table-cell office:value-type="float" office:value="0.0277468" calcext:value-type="float">
            <text:p>0.027746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399379" calcext:value-type="float">
            <text:p>0.0399379</text:p>
          </table:table-cell>
          <table:table-cell office:value-type="float" office:value="0.02723211" calcext:value-type="float">
            <text:p>0.0272321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4111428" calcext:value-type="float">
            <text:p>0.04111428</text:p>
          </table:table-cell>
          <table:table-cell office:value-type="float" office:value="0.02688801" calcext:value-type="float">
            <text:p>0.0268880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4244669" calcext:value-type="float">
            <text:p>0.04244669</text:p>
          </table:table-cell>
          <table:table-cell office:value-type="float" office:value="0.02765339" calcext:value-type="float">
            <text:p>0.0276533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4370132" calcext:value-type="float">
            <text:p>0.04370132</text:p>
          </table:table-cell>
          <table:table-cell office:value-type="float" office:value="0.02961017" calcext:value-type="float">
            <text:p>0.0296101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4489769" calcext:value-type="float">
            <text:p>0.04489769</text:p>
          </table:table-cell>
          <table:table-cell office:value-type="float" office:value="0.0320008" calcext:value-type="float">
            <text:p>0.032000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4605441" calcext:value-type="float">
            <text:p>0.04605441</text:p>
          </table:table-cell>
          <table:table-cell office:value-type="float" office:value="0.03122129" calcext:value-type="float">
            <text:p>0.0312212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4741707" calcext:value-type="float">
            <text:p>0.04741707</text:p>
          </table:table-cell>
          <table:table-cell office:value-type="float" office:value="0.0301947" calcext:value-type="float">
            <text:p>0.030194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4882735" calcext:value-type="float">
            <text:p>0.04882735</text:p>
          </table:table-cell>
          <table:table-cell office:value-type="float" office:value="0.03108525" calcext:value-type="float">
            <text:p>0.031085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4976408" calcext:value-type="float">
            <text:p>0.04976408</text:p>
          </table:table-cell>
          <table:table-cell office:value-type="float" office:value="0.03304519" calcext:value-type="float">
            <text:p>0.0330451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5104663" calcext:value-type="float">
            <text:p>0.05104663</text:p>
          </table:table-cell>
          <table:table-cell office:value-type="float" office:value="0.03167608" calcext:value-type="float">
            <text:p>0.0316760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5218785" calcext:value-type="float">
            <text:p>0.05218785</text:p>
          </table:table-cell>
          <table:table-cell office:value-type="float" office:value="0.03681173" calcext:value-type="float">
            <text:p>0.0368117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533796" calcext:value-type="float">
            <text:p>0.0533796</text:p>
          </table:table-cell>
          <table:table-cell office:value-type="float" office:value="0.03393332" calcext:value-type="float">
            <text:p>0.033933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5479057" calcext:value-type="float">
            <text:p>0.05479057</text:p>
          </table:table-cell>
          <table:table-cell office:value-type="float" office:value="0.03485473" calcext:value-type="float">
            <text:p>0.034854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5586414" calcext:value-type="float">
            <text:p>0.05586414</text:p>
          </table:table-cell>
          <table:table-cell office:value-type="float" office:value="0.03650186" calcext:value-type="float">
            <text:p>0.036501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573151" calcext:value-type="float">
            <text:p>0.0573151</text:p>
          </table:table-cell>
          <table:table-cell office:value-type="float" office:value="0.03615968" calcext:value-type="float">
            <text:p>0.0361596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5841502" calcext:value-type="float">
            <text:p>0.05841502</text:p>
          </table:table-cell>
          <table:table-cell office:value-type="float" office:value="0.04144229" calcext:value-type="float">
            <text:p>0.041442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5966282" calcext:value-type="float">
            <text:p>0.05966282</text:p>
          </table:table-cell>
          <table:table-cell office:value-type="float" office:value="0.03767673" calcext:value-type="float">
            <text:p>0.0376767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6111657" calcext:value-type="float">
            <text:p>0.06111657</text:p>
          </table:table-cell>
          <table:table-cell office:value-type="float" office:value="0.03969347" calcext:value-type="float">
            <text:p>0.039693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6218842" calcext:value-type="float">
            <text:p>0.06218842</text:p>
          </table:table-cell>
          <table:table-cell office:value-type="float" office:value="0.04296005" calcext:value-type="float">
            <text:p>0.04296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8:42:04.788089461</dc:date>
    <meta:editing-duration>PT47M51S</meta:editing-duration>
    <meta:editing-cycles>1</meta:editing-cycles>
    <meta:document-statistic meta:table-count="1" meta:cell-count="15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06cm" svg:y="0.316cm" chart:style-name="ch2">
          <text:p>Number of datapoints vs time</text:p>
        </chart:title>
        <chart:legend chart:legend-position="end" svg:x="13.518cm" svg:y="3.952cm" style:legend-expansion="high" chart:style-name="ch3"/>
        <chart:plot-area chart:style-name="ch4" table:cell-range-address="data.A1:data.C51" chart:data-source-has-labels="both" svg:x="1.331cm" svg:y="1.275cm" svg:width="11.867cm" svg:height="6.564cm">
          <chartooo:coordinate-region svg:x="2.243cm" svg:y="1.275cm" svg:width="10.955cm" svg:height="5.31cm"/>
          <chart:axis chart:dimension="x" chart:name="primary-x" chart:style-name="ch5" chartooo:axis-type="auto">
            <chartooo:date-scale/>
            <chart:title svg:x="5.659cm" svg:y="8.019cm" chart:style-name="ch6">
              <text:p>Number of datapoints</text:p>
            </chart:title>
            <chart:categories table:cell-range-address="data.A2:data.A51"/>
          </chart:axis>
          <chart:axis chart:dimension="y" chart:name="primary-y" chart:style-name="ch5">
            <chart:title svg:x="0.451cm" svg:y="5.276cm" chart:style-name="ch7">
              <text:p>Time (ns)</text:p>
            </chart:title>
            <chart:grid chart:style-name="ch8" chart:class="major"/>
          </chart:axis>
          <chart:series chart:style-name="ch9" chart:values-cell-range-address="data.B2:data.B51" chart:label-cell-address="data.B1:data.B1" chart:class="chart:line">
            <chart:data-point chart:repeated="50"/>
          </chart:series>
          <chart:series chart:style-name="ch10" chart:values-cell-range-address="data.C2:data.C51" chart:label-cell-address="data.C1:data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data.B1:data.B1</svg:desc>
                </draw:g>
              </table:table-cell>
              <table:table-cell office:value-type="string">
                <text:p>Parallel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.A2:data.A51</svg:desc>
                </draw:g>
              </table:table-cell>
              <table:table-cell office:value-type="float" office:value="0.001795785">
                <text:p>0.001795785</text:p>
                <draw:g>
                  <svg:desc>data.B2:data.B51</svg:desc>
                </draw:g>
              </table:table-cell>
              <table:table-cell office:value-type="float" office:value="0.005768571">
                <text:p>0.005768571</text:p>
                <draw:g>
                  <svg:desc>data.C2:data.C5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2940191">
                <text:p>0.002940191</text:p>
              </table:table-cell>
              <table:table-cell office:value-type="float" office:value="0.005637816">
                <text:p>0.0056378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4157642">
                <text:p>0.004157642</text:p>
              </table:table-cell>
              <table:table-cell office:value-type="float" office:value="0.005760008">
                <text:p>0.00576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395205">
                <text:p>0.005395205</text:p>
              </table:table-cell>
              <table:table-cell office:value-type="float" office:value="0.008129251">
                <text:p>0.0081292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6769966">
                <text:p>0.006769966</text:p>
              </table:table-cell>
              <table:table-cell office:value-type="float" office:value="0.009864715">
                <text:p>0.0098647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7882025">
                <text:p>0.007882025</text:p>
              </table:table-cell>
              <table:table-cell office:value-type="float" office:value="0.01018689">
                <text:p>0.0101868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9099146">
                <text:p>0.009099146</text:p>
              </table:table-cell>
              <table:table-cell office:value-type="float" office:value="0.00924448">
                <text:p>0.009244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1031648">
                <text:p>0.01031648</text:p>
              </table:table-cell>
              <table:table-cell office:value-type="float" office:value="0.011594379">
                <text:p>0.01159437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158525">
                <text:p>0.01158525</text:p>
              </table:table-cell>
              <table:table-cell office:value-type="float" office:value="0.010206786">
                <text:p>0.0102067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80601">
                <text:p>0.01280601</text:p>
              </table:table-cell>
              <table:table-cell office:value-type="float" office:value="0.012929349">
                <text:p>0.01292934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1404052">
                <text:p>0.01404052</text:p>
              </table:table-cell>
              <table:table-cell office:value-type="float" office:value="0.012634149">
                <text:p>0.01263414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1527299">
                <text:p>0.01527299</text:p>
              </table:table-cell>
              <table:table-cell office:value-type="float" office:value="0.013961955">
                <text:p>0.01396195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1650162">
                <text:p>0.01650162</text:p>
              </table:table-cell>
              <table:table-cell office:value-type="float" office:value="0.013365471">
                <text:p>0.0133654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1775222">
                <text:p>0.01775222</text:p>
              </table:table-cell>
              <table:table-cell office:value-type="float" office:value="0.01550456">
                <text:p>0.0155045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1896096">
                <text:p>0.01896096</text:p>
              </table:table-cell>
              <table:table-cell office:value-type="float" office:value="0.0136566">
                <text:p>0.013656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2023436">
                <text:p>0.02023436</text:p>
              </table:table-cell>
              <table:table-cell office:value-type="float" office:value="0.01673885">
                <text:p>0.0167388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2149071">
                <text:p>0.02149071</text:p>
              </table:table-cell>
              <table:table-cell office:value-type="float" office:value="0.01580741">
                <text:p>0.0158074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2273892">
                <text:p>0.02273892</text:p>
              </table:table-cell>
              <table:table-cell office:value-type="float" office:value="0.01939375">
                <text:p>0.0193937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2390186">
                <text:p>0.02390186</text:p>
              </table:table-cell>
              <table:table-cell office:value-type="float" office:value="0.01803384">
                <text:p>0.0180338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516762">
                <text:p>0.02516762</text:p>
              </table:table-cell>
              <table:table-cell office:value-type="float" office:value="0.0192778">
                <text:p>0.019277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2644017">
                <text:p>0.02644017</text:p>
              </table:table-cell>
              <table:table-cell office:value-type="float" office:value="0.01933163">
                <text:p>0.0193316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2770338">
                <text:p>0.02770338</text:p>
              </table:table-cell>
              <table:table-cell office:value-type="float" office:value="0.01873121">
                <text:p>0.0187312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2895477">
                <text:p>0.02895477</text:p>
              </table:table-cell>
              <table:table-cell office:value-type="float" office:value="0.02044066">
                <text:p>0.0204406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3004635">
                <text:p>0.03004635</text:p>
              </table:table-cell>
              <table:table-cell office:value-type="float" office:value="0.01981998">
                <text:p>0.0198199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3129049">
                <text:p>0.03129049</text:p>
              </table:table-cell>
              <table:table-cell office:value-type="float" office:value="0.02240213">
                <text:p>0.0224021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3262446">
                <text:p>0.03262446</text:p>
              </table:table-cell>
              <table:table-cell office:value-type="float" office:value="0.02334965">
                <text:p>0.0233496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3374492">
                <text:p>0.03374492</text:p>
              </table:table-cell>
              <table:table-cell office:value-type="float" office:value="0.02465585">
                <text:p>0.024655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3504244">
                <text:p>0.03504244</text:p>
              </table:table-cell>
              <table:table-cell office:value-type="float" office:value="0.02505049">
                <text:p>0.025050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3636381">
                <text:p>0.03636381</text:p>
              </table:table-cell>
              <table:table-cell office:value-type="float" office:value="0.02386518">
                <text:p>0.023865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3759953">
                <text:p>0.03759953</text:p>
              </table:table-cell>
              <table:table-cell office:value-type="float" office:value="0.02376932">
                <text:p>0.0237693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3873493">
                <text:p>0.03873493</text:p>
              </table:table-cell>
              <table:table-cell office:value-type="float" office:value="0.0277468">
                <text:p>0.02774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399379">
                <text:p>0.0399379</text:p>
              </table:table-cell>
              <table:table-cell office:value-type="float" office:value="0.02723211">
                <text:p>0.0272321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4111428">
                <text:p>0.04111428</text:p>
              </table:table-cell>
              <table:table-cell office:value-type="float" office:value="0.02688801">
                <text:p>0.0268880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4244669">
                <text:p>0.04244669</text:p>
              </table:table-cell>
              <table:table-cell office:value-type="float" office:value="0.02765339">
                <text:p>0.0276533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4370132">
                <text:p>0.04370132</text:p>
              </table:table-cell>
              <table:table-cell office:value-type="float" office:value="0.02961017">
                <text:p>0.0296101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4489769">
                <text:p>0.04489769</text:p>
              </table:table-cell>
              <table:table-cell office:value-type="float" office:value="0.0320008">
                <text:p>0.03200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4605441">
                <text:p>0.04605441</text:p>
              </table:table-cell>
              <table:table-cell office:value-type="float" office:value="0.03122129">
                <text:p>0.0312212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4741707">
                <text:p>0.04741707</text:p>
              </table:table-cell>
              <table:table-cell office:value-type="float" office:value="0.0301947">
                <text:p>0.030194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4882735">
                <text:p>0.04882735</text:p>
              </table:table-cell>
              <table:table-cell office:value-type="float" office:value="0.03108525">
                <text:p>0.031085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4976408">
                <text:p>0.04976408</text:p>
              </table:table-cell>
              <table:table-cell office:value-type="float" office:value="0.03304519">
                <text:p>0.0330451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5104663">
                <text:p>0.05104663</text:p>
              </table:table-cell>
              <table:table-cell office:value-type="float" office:value="0.03167608">
                <text:p>0.0316760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5218785">
                <text:p>0.05218785</text:p>
              </table:table-cell>
              <table:table-cell office:value-type="float" office:value="0.03681173">
                <text:p>0.036811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533796">
                <text:p>0.0533796</text:p>
              </table:table-cell>
              <table:table-cell office:value-type="float" office:value="0.03393332">
                <text:p>0.0339333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5479057">
                <text:p>0.05479057</text:p>
              </table:table-cell>
              <table:table-cell office:value-type="float" office:value="0.03485473">
                <text:p>0.0348547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5586414">
                <text:p>0.05586414</text:p>
              </table:table-cell>
              <table:table-cell office:value-type="float" office:value="0.03650186">
                <text:p>0.0365018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573151">
                <text:p>0.0573151</text:p>
              </table:table-cell>
              <table:table-cell office:value-type="float" office:value="0.03615968">
                <text:p>0.0361596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5841502">
                <text:p>0.05841502</text:p>
              </table:table-cell>
              <table:table-cell office:value-type="float" office:value="0.04144229">
                <text:p>0.0414422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5966282">
                <text:p>0.05966282</text:p>
              </table:table-cell>
              <table:table-cell office:value-type="float" office:value="0.03767673">
                <text:p>0.0376767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6111657">
                <text:p>0.06111657</text:p>
              </table:table-cell>
              <table:table-cell office:value-type="float" office:value="0.03969347">
                <text:p>0.039693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6218842">
                <text:p>0.06218842</text:p>
              </table:table-cell>
              <table:table-cell office:value-type="float" office:value="0.04296005">
                <text:p>0.04296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